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8752in" style:type="right"/>
          <style:tab-stop style:position="6.9252in" style:type="right"/>
        </style:tab-stops>
      </style:paragraph-properties>
      <style:text-properties officeooo:rsid="000be914" officeooo:paragraph-rsid="000be914"/>
    </style:style>
    <style:style style:name="P2" style:family="paragraph" style:parent-style-name="Standard">
      <style:text-properties officeooo:rsid="000be914" officeooo:paragraph-rsid="000be914"/>
    </style:style>
    <style:style style:name="P3" style:family="paragraph" style:parent-style-name="Standard">
      <style:paragraph-properties fo:text-align="center" style:justify-single-word="false"/>
      <style:text-properties officeooo:rsid="000be914" officeooo:paragraph-rsid="000be914"/>
    </style:style>
    <style:style style:name="P4" style:family="paragraph" style:parent-style-name="Standard">
      <style:text-properties officeooo:rsid="000be914" officeooo:paragraph-rsid="00113a0d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0be914" officeooo:paragraph-rsid="001406f2"/>
    </style:style>
    <style:style style:name="P6" style:family="paragraph" style:parent-style-name="Standard" style:master-page-name="">
      <loext:graphic-properties draw:fill-gradient-name="gradient" draw:fill-hatch-name="hatch"/>
      <style:paragraph-properties fo:margin-left="0.4925in" fo:margin-right="0in" fo:text-indent="0in" style:auto-text-indent="false" style:page-number="auto" fo:keep-with-next="always"/>
      <style:text-properties officeooo:rsid="000be914" officeooo:paragraph-rsid="001406f2"/>
    </style:style>
    <style:style style:name="P7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officeooo:rsid="000be914" officeooo:paragraph-rsid="001406f2"/>
    </style:style>
    <style:style style:name="P8" style:family="paragraph" style:parent-style-name="Standard">
      <style:paragraph-properties fo:margin-left="0.9846in" fo:margin-right="0in" fo:text-indent="0in" style:auto-text-indent="false"/>
      <style:text-properties officeooo:rsid="000be914" officeooo:paragraph-rsid="001406f2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be914" officeooo:paragraph-rsid="000be914" style:font-weight-asian="bold" style:font-weight-complex="bold"/>
    </style:style>
    <style:style style:name="P10" style:family="paragraph" style:parent-style-name="Standard" style:master-page-name="">
      <loext:graphic-properties draw:fill-gradient-name="gradient" draw:fill-hatch-name="hatch"/>
      <style:paragraph-properties fo:margin-left="0.4925in" fo:margin-right="0in" fo:text-indent="0in" style:auto-text-indent="false" style:page-number="auto" fo:keep-with-next="always"/>
      <style:text-properties fo:font-weight="bold" officeooo:rsid="000be914" officeooo:paragraph-rsid="001406f2" style:font-weight-asian="bold" style:font-weight-complex="bold"/>
    </style:style>
    <style:style style:name="P11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0be914" officeooo:paragraph-rsid="001406f2" style:font-weight-asian="bold" style:font-weight-complex="bold"/>
    </style:style>
    <style:style style:name="P12" style:family="paragraph" style:parent-style-name="Standard">
      <style:text-properties fo:font-weight="bold" officeooo:rsid="0012b898" officeooo:paragraph-rsid="00156a66" style:font-weight-asian="bold" style:font-weight-complex="bold"/>
    </style:style>
    <style:style style:name="P13" style:family="paragraph" style:parent-style-name="Standard">
      <style:text-properties fo:font-weight="bold" officeooo:rsid="0012b898" officeooo:paragraph-rsid="001933bd" style:font-weight-asian="bold" style:font-weight-complex="bold"/>
    </style:style>
    <style:style style:name="P14" style:family="paragraph" style:parent-style-name="Standard">
      <style:text-properties fo:font-weight="bold" officeooo:rsid="0012b898" officeooo:paragraph-rsid="001b14e7" style:font-weight-asian="bold" style:font-weight-complex="bold"/>
    </style:style>
    <style:style style:name="P15" style:family="paragraph" style:parent-style-name="Standard">
      <style:text-properties officeooo:rsid="000e0304" officeooo:paragraph-rsid="000e0304"/>
    </style:style>
    <style:style style:name="P16" style:family="paragraph" style:parent-style-name="Standard">
      <style:text-properties officeooo:rsid="0012b898" officeooo:paragraph-rsid="0012b898"/>
    </style:style>
    <style:style style:name="P17" style:family="paragraph" style:parent-style-name="Standard">
      <style:text-properties officeooo:rsid="0012b898" officeooo:paragraph-rsid="00156a66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12b898" officeooo:paragraph-rsid="00156a66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rsid="0012b898" officeooo:paragraph-rsid="001b14e7"/>
    </style:style>
    <style:style style:name="P2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22" style:family="paragraph" style:parent-style-name="Standard">
      <style:text-properties officeooo:rsid="001933bd" officeooo:paragraph-rsid="001933bd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1933bd" officeooo:paragraph-rsid="001933bd"/>
    </style:style>
    <style:style style:name="P24" style:family="paragraph" style:parent-style-name="Standard">
      <style:text-properties officeooo:rsid="001933bd" officeooo:paragraph-rsid="0019f4f2"/>
    </style:style>
    <style:style style:name="P25" style:family="paragraph" style:parent-style-name="Standard">
      <style:text-properties officeooo:rsid="000c73eb" officeooo:paragraph-rsid="001933bd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1b14e7" officeooo:paragraph-rsid="001b14e7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1bdfa2" officeooo:paragraph-rsid="001bdfa2"/>
    </style:style>
    <style:style style:name="P28" style:family="paragraph" style:parent-style-name="Standard">
      <style:text-properties fo:font-weight="normal" officeooo:rsid="001bdfa2" officeooo:paragraph-rsid="001bdfa2" style:font-weight-asian="normal" style:font-weight-complex="normal"/>
    </style:style>
    <style:style style:name="P2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31" style:family="paragraph" style:parent-style-name="Heading_20_2">
      <style:text-properties officeooo:rsid="001933bd" officeooo:paragraph-rsid="001933bd"/>
    </style:style>
    <style:style style:name="P32" style:family="paragraph" style:parent-style-name="Heading_20_3">
      <style:text-properties officeooo:paragraph-rsid="001933bd"/>
    </style:style>
    <style:style style:name="P33" style:family="paragraph" style:parent-style-name="Heading_20_3">
      <style:text-properties officeooo:paragraph-rsid="001b14e7"/>
    </style:style>
    <style:style style:name="P34" style:family="paragraph" style:parent-style-name="Standard">
      <style:text-properties officeooo:rsid="001933bd" officeooo:paragraph-rsid="001933bd"/>
    </style:style>
    <style:style style:name="P35" style:family="paragraph" style:parent-style-name="Standard">
      <style:text-properties officeooo:rsid="001406f2" officeooo:paragraph-rsid="001406f2"/>
    </style:style>
    <style:style style:name="P36" style:family="paragraph" style:parent-style-name="Standard">
      <style:text-properties officeooo:rsid="001dbd80" officeooo:paragraph-rsid="001dbd80"/>
    </style:style>
    <style:style style:name="P37" style:family="paragraph" style:parent-style-name="Standard">
      <style:text-properties officeooo:rsid="000c73eb" officeooo:paragraph-rsid="001b14e7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1b14e7" officeooo:paragraph-rsid="001b14e7"/>
    </style:style>
    <style:style style:name="P39" style:family="paragraph" style:parent-style-name="Standard">
      <style:text-properties officeooo:rsid="001b14e7" officeooo:paragraph-rsid="001b14e7"/>
    </style:style>
    <style:style style:name="P40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officeooo:rsid="001b14e7" officeooo:paragraph-rsid="001b14e7"/>
    </style:style>
    <style:style style:name="P41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officeooo:rsid="001b14e7" officeooo:paragraph-rsid="001b14e7"/>
    </style:style>
    <style:style style:name="P42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officeooo:rsid="001b14e7" officeooo:paragraph-rsid="001b14e7"/>
    </style:style>
    <style:style style:name="P43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officeooo:rsid="001b14e7" officeooo:paragraph-rsid="001b14e7"/>
    </style:style>
    <style:style style:name="P44" style:family="paragraph" style:parent-style-name="Standard">
      <style:paragraph-properties fo:margin-left="0in" fo:margin-right="0in" fo:text-indent="0in" style:auto-text-indent="false"/>
      <style:text-properties officeooo:rsid="001b14e7" officeooo:paragraph-rsid="001b14e7"/>
    </style:style>
    <style:style style:name="P45" style:family="paragraph" style:parent-style-name="Standard">
      <style:paragraph-properties fo:margin-left="0in" fo:margin-right="0in" fo:text-indent="0in" style:auto-text-indent="false"/>
      <style:text-properties officeooo:rsid="001b14e7" officeooo:paragraph-rsid="001dbd80"/>
    </style:style>
    <style:style style:name="P46" style:family="paragraph" style:parent-style-name="Standard">
      <style:text-properties fo:font-weight="bold" officeooo:rsid="001b14e7" officeooo:paragraph-rsid="001b14e7" style:font-weight-asian="bold" style:font-weight-complex="bold"/>
    </style:style>
    <style:style style:name="P47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b14e7" officeooo:paragraph-rsid="001b14e7" style:font-weight-asian="bold" style:font-weight-complex="bold"/>
    </style:style>
    <style:style style:name="P48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b14e7" officeooo:paragraph-rsid="001b14e7" style:font-weight-asian="bold" style:font-weight-complex="bold"/>
    </style:style>
    <style:style style:name="P49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b14e7" officeooo:paragraph-rsid="001b14e7" style:font-weight-asian="bold" style:font-weight-complex="bold"/>
    </style:style>
    <style:style style:name="P50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b14e7" officeooo:paragraph-rsid="001b14e7" style:font-weight-asian="bold" style:font-weight-complex="bold"/>
    </style:style>
    <style:style style:name="P51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b14e7" officeooo:paragraph-rsid="001b14e7" style:font-weight-asian="bold" style:font-weight-complex="bold"/>
    </style:style>
    <style:style style:name="P52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b14e7" officeooo:paragraph-rsid="001b14e7" style:font-weight-asian="bold" style:font-weight-complex="bold"/>
    </style:style>
    <style:style style:name="P53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b14e7" officeooo:paragraph-rsid="001b14e7" style:font-weight-asian="bold" style:font-weight-complex="bold"/>
    </style:style>
    <style:style style:name="P54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b14e7" officeooo:paragraph-rsid="001b14e7" style:font-weight-asian="bold" style:font-weight-complex="bold"/>
    </style:style>
    <style:style style:name="P55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b14e7" officeooo:paragraph-rsid="001b14e7" style:font-weight-asian="bold" style:font-weight-complex="bold"/>
    </style:style>
    <style:style style:name="P56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b14e7" officeooo:paragraph-rsid="001b14e7" style:font-weight-asian="bold" style:font-weight-complex="bold"/>
    </style:style>
    <style:style style:name="P57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b14e7" officeooo:paragraph-rsid="001b14e7" style:font-weight-asian="bold" style:font-weight-complex="bold"/>
    </style:style>
    <style:style style:name="P58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b14e7" officeooo:paragraph-rsid="001b14e7" style:font-weight-asian="bold" style:font-weight-complex="bold"/>
    </style:style>
    <style:style style:name="P59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2b898" officeooo:paragraph-rsid="0012b898" style:font-weight-asian="bold" style:font-weight-complex="bold"/>
    </style:style>
    <style:style style:name="P60" style:family="paragraph" style:parent-style-name="Standard">
      <style:paragraph-properties fo:margin-left="0.4925in" fo:margin-right="0in" fo:text-indent="0in" style:auto-text-indent="false"/>
      <style:text-properties officeooo:rsid="0022ab8f" officeooo:paragraph-rsid="0022ab8f"/>
    </style:style>
    <style:style style:name="T1" style:family="text">
      <style:text-properties officeooo:rsid="000c73e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f41c" style:font-style-asian="italic" style:font-style-complex="italic"/>
    </style:style>
    <style:style style:name="T4" style:family="text">
      <style:text-properties fo:font-style="italic" officeooo:rsid="00113a0d" style:font-style-asian="italic" style:font-style-complex="italic"/>
    </style:style>
    <style:style style:name="T5" style:family="text">
      <style:text-properties fo:font-style="italic" officeooo:rsid="001406f2" style:font-style-asian="italic" style:font-style-complex="italic"/>
    </style:style>
    <style:style style:name="T6" style:family="text">
      <style:text-properties fo:font-style="italic" officeooo:rsid="000e0304" style:font-style-asian="italic" style:font-style-complex="italic"/>
    </style:style>
    <style:style style:name="T7" style:family="text">
      <style:text-properties fo:font-style="italic" officeooo:rsid="0017a9cc" style:font-style-asian="italic" style:font-style-complex="italic"/>
    </style:style>
    <style:style style:name="T8" style:family="text">
      <style:text-properties fo:font-style="italic" officeooo:rsid="0022ab8f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6a66" style:font-weight-asian="bold" style:font-weight-complex="bold"/>
    </style:style>
    <style:style style:name="T11" style:family="text">
      <style:text-properties fo:font-weight="bold" officeooo:rsid="001dbd80" style:font-weight-asian="bold" style:font-weight-complex="bold"/>
    </style:style>
    <style:style style:name="T12" style:family="text">
      <style:text-properties officeooo:rsid="000e030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ff41c" style:font-style-asian="normal" style:font-style-complex="normal"/>
    </style:style>
    <style:style style:name="T15" style:family="text">
      <style:text-properties fo:font-style="normal" officeooo:rsid="001406f2" style:font-style-asian="normal" style:font-style-complex="normal"/>
    </style:style>
    <style:style style:name="T16" style:family="text">
      <style:text-properties fo:font-style="normal" officeooo:rsid="001727cc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727cc" style:font-style-asian="normal" style:font-weight-asian="bold" style:font-style-complex="normal" style:font-weight-complex="bold"/>
    </style:style>
    <style:style style:name="T19" style:family="text">
      <style:text-properties officeooo:rsid="00113a0d"/>
    </style:style>
    <style:style style:name="T20" style:family="text">
      <style:text-properties officeooo:rsid="001406f2"/>
    </style:style>
    <style:style style:name="T21" style:family="text">
      <style:text-properties officeooo:rsid="00156a66"/>
    </style:style>
    <style:style style:name="T22" style:family="text">
      <style:text-properties officeooo:rsid="001727cc"/>
    </style:style>
    <style:style style:name="T23" style:family="text">
      <style:text-properties officeooo:rsid="0017a9cc"/>
    </style:style>
    <style:style style:name="T24" style:family="text">
      <style:text-properties officeooo:rsid="001933bd"/>
    </style:style>
    <style:style style:name="T25" style:family="text">
      <style:text-properties officeooo:rsid="0019f4f2"/>
    </style:style>
    <style:style style:name="T26" style:family="text">
      <style:text-properties officeooo:rsid="001b14e7"/>
    </style:style>
    <style:style style:name="T27" style:family="text">
      <style:text-properties officeooo:rsid="001dbd80"/>
    </style:style>
    <style:style style:name="T28" style:family="text">
      <style:text-properties officeooo:rsid="001e3388"/>
    </style:style>
    <style:style style:name="T29" style:family="text">
      <style:text-properties officeooo:rsid="00200d67"/>
    </style:style>
    <style:style style:name="T30" style:family="text">
      <style:text-properties officeooo:rsid="0020ab91"/>
    </style:style>
    <style:style style:name="T31" style:family="text">
      <style:text-properties officeooo:rsid="0022ab8f"/>
    </style:style>
    <style:style style:name="T32" style:family="text">
      <style:text-properties officeooo:rsid="0023d0cb"/>
    </style:style>
    <style:style style:name="T33" style:family="text">
      <style:text-properties officeooo:rsid="0024f7b9"/>
    </style:style>
    <style:style style:name="T34" style:family="text">
      <style:text-properties officeooo:rsid="0025e8e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Z80 Home Brew #3</text:p>
      <text:p text:style-name="P9">Monitor ROM</text:p>
      <text:p text:style-name="P3"><text:date style:data-style-name="N41" text:date-value="2022-12-12T18:31:37.046459466">December 12, 2022</text:date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<text:a xlink:type="simple" xlink:href="#__RefHeading___Toc1136_1158399634" text:style-name="Index_20_Link" text:visited-style-name="Index_20_Link">Overview<text:tab/>1</text:a></text:p>
          <text:p text:style-name="P29"><text:a xlink:type="simple" xlink:href="#__RefHeading___Toc1575_1158399634" text:style-name="Index_20_Link" text:visited-style-name="Index_20_Link">General Operation<text:tab/>1</text:a></text:p>
          <text:p text:style-name="P29"><text:a xlink:type="simple" xlink:href="#__RefHeading___Toc1565_1158399634" text:style-name="Index_20_Link" text:visited-style-name="Index_20_Link">User Commands<text:tab/>1</text:a></text:p>
          <text:p text:style-name="P30"><text:a xlink:type="simple" xlink:href="#__RefHeading___Toc1138_1158399634" text:style-name="Index_20_Link" text:visited-style-name="Index_20_Link">Implemented Commands<text:tab/>1</text:a></text:p>
          <text:p text:style-name="P30"><text:a xlink:type="simple" xlink:href="#__RefHeading___Toc1156_1158399634" text:style-name="Index_20_Link" text:visited-style-name="Index_20_Link">Unknown Commands<text:tab/>2</text:a></text:p>
          <text:p text:style-name="P29"><text:a xlink:type="simple" xlink:href="#__RefHeading___Toc1214_1158399634" text:style-name="Index_20_Link" text:visited-style-name="Index_20_Link">Host Control Commands<text:tab/>3</text:a></text:p>
          <text:p text:style-name="P29"><text:a xlink:type="simple" xlink:href="#__RefHeading___Toc2071_1158399634" text:style-name="Index_20_Link" text:visited-style-name="Index_20_Link">Terminal Mode Operation<text:tab/>4</text:a></text:p>
        </text:index-body>
      </text:table-of-content>
      <text:p text:style-name="P2"/>
      <text:h text:style-name="Heading_20_2" text:outline-level="2"><text:bookmark-start text:name="__RefHeading___Toc1136_1158399634"/>Overview<text:bookmark-end text:name="__RefHeading___Toc1136_1158399634"/></text:h>
      <text:p text:style-name="P24">The machine consists of a Z80-CPU, <text:span text:style-name="T25">2K EPROM (expandable to 4K), 4K of RAM, two Z80-PIO, one Z80CTC, one Z80-SIO/0, and an HDSP-2111 8-character 5x7 LED dot matrix display. All four PIO channels are wired to a 50-pin FCC connector (P3). Both SIO channels are wired to a DIP14 socket/connector (P4). General-purpose I/O expansion is provided on a pair of DIP14 sockets/connectors (P1, P2). The HDSP-2111 display is wired as an I/O expansion.</text:span></text:p>
      <text:p text:style-name="P24"/>
      <text:p text:style-name="P24">The original EPROM for this machine was damaged, and all odd pages (256-byte chunks) are missing <text:span text:style-name="T25">(A8 shorted to GND)</text:span>. Half the monitor code is missing, but some things can be reconstructed or restored based how <text:span text:style-name="T25">the </text:span>existing code interacts.</text:p>
      <text:h text:style-name="Heading_20_2" text:outline-level="2"><text:bookmark-start text:name="__RefHeading___Toc1575_1158399634"/>General Operation<text:bookmark-end text:name="__RefHeading___Toc1575_1158399634"/></text:h>
      <text:p text:style-name="P15">The monitor may be entered from a running program by pressing the NMI button or by executing a RST 1 instruction (0xCF) in the program. In the case of RST 1, the saved PC will point to the RST 1 instruction (not the next instruction). In both cases, the saved PC is printed after a ‘&gt;’ character before entering the monitor loop.</text:p>
      <text:p text:style-name="P15"/>
      <text:p text:style-name="P35">Pressing NMI while running the monitor is similar to RESET.</text:p>
      <text:p text:style-name="P35"/>
      <text:p text:style-name="P36">The monitor prompt is the asterisk (‘*’) character, however that is reconstructed code and there is no indication what the prompt character was originally.</text:p>
      <text:h text:style-name="P31" text:outline-level="2"><text:bookmark-start text:name="__RefHeading___Toc1565_1158399634"/>User Commands<text:bookmark-end text:name="__RefHeading___Toc1565_1158399634"/></text:h>
      <text:p text:style-name="P25"><text:span text:style-name="T14">In the following, </text:span><text:span text:style-name="T3">a</text:span><text:span text:style-name="T2">ddr</text:span> <text:span text:style-name="T19">and </text:span><text:span text:style-name="T4">byte</text:span><text:span text:style-name="T19"> are</text:span> entered in hexadecimal. <text:span text:style-name="T9">[ ]</text:span> means the parameter is optional. CR means the carriage return key. <text:span text:style-name="T24">LF means the line feed key.</text:span></text:p>
      <text:h text:style-name="P32" text:outline-level="3"><text:bookmark-start text:name="__RefHeading___Toc1138_1158399634"/><text:span text:style-name="T1">Implemented </text:span>Commands<text:bookmark-end text:name="__RefHeading___Toc1138_1158399634"/></text:h>
      <text:p text:style-name="P22">The following commands either have code that defines the operation, or can be reasonably determined based on space available and logical deduction.</text:p>
      <text:p text:style-name="P22"><text:soft-page-break/></text:p>
      <text:p text:style-name="P7">[<text:span text:style-name="T2">addr</text:span>]CR</text:p>
      <text:p text:style-name="P5">print the byte stored at <text:span text:style-name="T2">addr</text:span><text:span text:style-name="T13">, </text:span><text:span text:style-name="T15">advance </text:span><text:span text:style-name="T2">addr</text:span><text:span text:style-name="T13"> </text:span><text:span text:style-name="T15">by 1.</text:span></text:p>
      <text:p text:style-name="P4"/>
      <text:p text:style-name="P7">[<text:span text:style-name="T2">addr</text:span>]<text:span text:style-name="T9">/</text:span></text:p>
      <text:p text:style-name="P5">print the word stored at <text:span text:style-name="T2">addr</text:span>, <text:span text:style-name="T20">advance </text:span><text:span text:style-name="T2">addr</text:span> <text:span text:style-name="T20">by 2. </text:span><text:span text:style-name="T21">Also used after ‘</text:span><text:span text:style-name="T10">T’</text:span><text:span text:style-name="T21"> or ‘</text:span><text:span text:style-name="T10">R’</text:span><text:span text:style-name="T21"> commands to view subsequent values.</text:span></text:p>
      <text:p text:style-name="P4"/>
      <text:p text:style-name="P7">[<text:span text:style-name="T2">addr</text:span>]<text:span text:style-name="T17">I</text:span></text:p>
      <text:p text:style-name="P5">Input bytes starting at <text:span text:style-name="T2">addr</text:span>. <text:span text:style-name="T20">Prints </text:span><text:span text:style-name="T27">current </text:span><text:span text:style-name="T20">address and current contents and waits for input. Commands are:</text:span></text:p>
      <text:p text:style-name="P6">[<text:span text:style-name="T2">byte</text:span>]CR</text:p>
      <text:p text:style-name="P8">store <text:span text:style-name="T2">byte</text:span> <text:span text:style-name="T21">(if entered) </text:span><text:span text:style-name="T20">in </text:span><text:span text:style-name="T5">addr</text:span><text:span text:style-name="T20">, </text:span><text:span text:style-name="T23">increment</text:span><text:span text:style-name="T20"> </text:span><text:span text:style-name="T6">addr</text:span><text:span text:style-name="T12"> </text:span><text:span text:style-name="T20">by</text:span><text:span text:style-name="T12"> 1. </text:span><text:span text:style-name="T27">CR alone is used to skip to next location without altering contents.</text:span></text:p>
      <text:p text:style-name="P10">-</text:p>
      <text:p text:style-name="P8"><text:span text:style-name="T20">decrement</text:span> <text:span text:style-name="T6">addr</text:span><text:span text:style-name="T12"> </text:span><text:span text:style-name="T20">by 1.</text:span></text:p>
      <text:p text:style-name="P10">.</text:p>
      <text:p text:style-name="P8"><text:span text:style-name="T21">return</text:span> to monitor</text:p>
      <text:p text:style-name="P4"/>
      <text:p text:style-name="P7">[<text:span text:style-name="T2">addr</text:span>]<text:span text:style-name="T9">G</text:span></text:p>
      <text:p text:style-name="P5">Go (start execution) at <text:span text:style-name="T2">addr</text:span> or saved PC</text:p>
      <text:p text:style-name="P2"/>
      <text:p text:style-name="P11">P</text:p>
      <text:p text:style-name="P5">start execution at PC+1 (for <text:span text:style-name="T22">continuing after </text:span>RST 1 traps).</text:p>
      <text:p text:style-name="P2"/>
      <text:p text:style-name="P11">T</text:p>
      <text:p text:style-name="P5">print word at <text:span text:style-name="T20">saved </text:span>SP <text:span text:style-name="T22">(top of stack)</text:span>, <text:span text:style-name="T23">increment</text:span><text:span text:style-name="T20"> </text:span><text:span text:style-name="T2">addr</text:span><text:span text:style-name="T13"> </text:span><text:span text:style-name="T15">by 2. </text:span><text:span text:style-name="T16">The top of stack will not include the PC that was pushed as part of the NMI or RST 1. The rest of the stack may be viewed by using ‘</text:span><text:span text:style-name="T18">/’</text:span><text:span text:style-name="T16"> commands.</text:span></text:p>
      <text:p text:style-name="P2"/>
      <text:p text:style-name="P7"><text:span text:style-name="T9">R</text:span><text:span text:style-name="T2">reg</text:span><text:span text:style-name="T9">/</text:span></text:p>
      <text:p text:style-name="P5">print <text:span text:style-name="T21">contents of</text:span> saved register pair. <text:span text:style-name="T2">reg</text:span> <text:span text:style-name="T21">is one of</text:span>: A,B,D,H,A',B',D',H',X,Y,S,P. <text:span text:style-name="T23">Increment </text:span><text:span text:style-name="T7">addr</text:span><text:span text:style-name="T23"> by 2, effectively selecting the next register pair. </text:span><text:span text:style-name="T27">Successive registers may be viewed by using ‘</text:span><text:span text:style-name="T11">/’</text:span><text:span text:style-name="T27"> commands.</text:span></text:p>
      <text:p text:style-name="P14">H</text:p>
      <text:p text:style-name="P19">Host control mode? <text:span text:style-name="T26">Appears to accept commands from SIO channel B, as if connected to a remote computer. Remote commands are echoed to console (channel A), unclear what other interaction there is. </text:span><text:span text:style-name="T32">Or possibly just an alternate set of commands still using the console.</text:span></text:p>
      <text:p text:style-name="P44"/>
      <text:h text:style-name="P33" text:outline-level="3"><text:bookmark-start text:name="__RefHeading___Toc1156_1158399634"/>Unknown Commands<text:bookmark-end text:name="__RefHeading___Toc1156_1158399634"/></text:h>
      <text:p text:style-name="P22">The following commands do not have code.</text:p>
      <text:p text:style-name="P22"/>
      <text:p text:style-name="P22">LF</text:p>
      <text:p text:style-name="P23">(unknown)</text:p>
      <text:p text:style-name="P22"/>
      <text:p text:style-name="P13">^</text:p>
      <text:p text:style-name="P18"><text:soft-page-break/>“up”?</text:p>
      <text:p text:style-name="P16"/>
      <text:p text:style-name="P12">V</text:p>
      <text:p text:style-name="P18">“down”?</text:p>
      <text:p text:style-name="P17"/>
      <text:h text:style-name="Heading_20_2" text:outline-level="2"><text:bookmark-start text:name="__RefHeading___Toc1214_1158399634"/>Host Control Commands<text:bookmark-end text:name="__RefHeading___Toc1214_1158399634"/></text:h>
      <text:p text:style-name="P28">Host control commands may be prefixed with an octal number. Unclear how data is sent back to host (in octal?). <text:span text:style-name="T34">Might still be controlled by console, unclear if any interaction with host.</text:span></text:p>
      <text:p text:style-name="P28"/>
      <text:p text:style-name="P59">.</text:p>
      <text:p text:style-name="P26">(unknown)</text:p>
      <text:p text:style-name="P46"/>
      <text:p text:style-name="P47">,</text:p>
      <text:p text:style-name="P26">(unknown)</text:p>
      <text:p text:style-name="P46"/>
      <text:p text:style-name="P47">\</text:p>
      <text:p text:style-name="P26">(unknown)</text:p>
      <text:p text:style-name="P39"/>
      <text:p text:style-name="P40">LF</text:p>
      <text:p text:style-name="P26">(unknown)</text:p>
      <text:p text:style-name="P39"/>
      <text:p text:style-name="P40">CR</text:p>
      <text:p text:style-name="P26">(unknown)</text:p>
      <text:p text:style-name="P46"/>
      <text:p text:style-name="P47">S</text:p>
      <text:p text:style-name="P26">(unknown)</text:p>
      <text:p text:style-name="P46"/>
      <text:p text:style-name="P47">R</text:p>
      <text:p text:style-name="P26">(unknown)</text:p>
      <text:p text:style-name="P46"/>
      <text:p text:style-name="P47">X</text:p>
      <text:p text:style-name="P27">Exit Host mode, return to monitor</text:p>
      <text:p text:style-name="P46"/>
      <text:p text:style-name="P47">M</text:p>
      <text:p text:style-name="P27">(unknown interaction with PIO-connected device)</text:p>
      <text:p text:style-name="P46"/>
      <text:p text:style-name="P47">/</text:p>
      <text:p text:style-name="P26">(unknown)</text:p>
      <text:p text:style-name="P46"/>
      <text:p text:style-name="P47">^</text:p>
      <text:p text:style-name="P26">(unknown)</text:p>
      <text:p text:style-name="P46"/>
      <text:p text:style-name="P47">&lt;</text:p>
      <text:p text:style-name="P26">(unknown)</text:p>
      <text:p text:style-name="P46"/>
      <text:p text:style-name="P47"><text:soft-page-break/>&gt;</text:p>
      <text:p text:style-name="P26">(unknown)</text:p>
      <text:p text:style-name="P46"/>
      <text:p text:style-name="P47">G</text:p>
      <text:p text:style-name="P27">Get 2K bytes from PIO-connected device. Read pairs of 4-bits from PIO2A. <text:span text:style-name="T29">Buffer at 1600H.</text:span></text:p>
      <text:p text:style-name="P46"/>
      <text:p text:style-name="P47">P</text:p>
      <text:p text:style-name="P27">Put 2K bytes to PIO-connected device. Writes pairs of 4-bits to PIO2B. <text:span text:style-name="T29">Buffer at 1600H.</text:span></text:p>
      <text:p text:style-name="P39"/>
      <text:p text:style-name="P40">TBD</text:p>
      <text:p text:style-name="P60">enter Terminal mode, with HEX loading enabled.</text:p>
      <text:p text:style-name="P39"/>
      <text:p text:style-name="P40"><text:span text:style-name="T31">[</text:span><text:span text:style-name="T8">addr</text:span><text:span text:style-name="T31">]</text:span>TBD</text:p>
      <text:p text:style-name="P60">Write <text:span text:style-name="T2">addr</text:span> to the PIO-connected device as two 6-bit values on pio1A, strobing pio2B bit 4 for low character and pio2B bit 5 for high character. The value <text:span text:style-name="T2">addr</text:span> is first decremented by 2 and xor’ed with 1. Any bits beyond the 12 are ignored.</text:p>
      <text:p text:style-name="P37"/>
      <text:h text:style-name="Heading_20_2" text:outline-level="2"><text:bookmark-start text:name="__RefHeading___Toc2071_1158399634"/>Terminal Mode Operation<text:bookmark-end text:name="__RefHeading___Toc2071_1158399634"/></text:h>
      <text:p text:style-name="P45">The code passes characters both directions between SIO channels A and B. In addition, there is a mode where the stream coming from channel B may contain Intel HEX format data, which is presumably loaded into memory. The console (channel A) user may press Ctrl-] <text:span text:style-name="T32">(0x1d, ASCII “GS”) </text:span>to cause a BREAK condition to be sent to channel B, presumably to disconnect from the host <text:span text:style-name="T32">or terminate a program</text:span>. <text:span text:style-name="T30">There is some number of successive Ctrl-] presses required to activate the BREAK feature, to avoid accidental disconnect. </text:span>At least one other key command seems to exist, possibly to exit <text:span text:style-name="T33">terminal</text:span> mode. <text:span text:style-name="T28">Considering the nature of “terminal mode”, this exit key would have been some control character that is not normally used (similar to the BREAK code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8752in" style:type="right"/>
          <style:tab-stop style:position="6.9252in" style:type="right"/>
        </style:tab-stops>
      </style:paragraph-properties>
      <style:text-properties officeooo:rsid="000be914" officeooo:paragraph-rsid="000be91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Z80 home Brew #3 – Monitor ROM<text:tab/>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9:18:20.315368397</meta:creation-date>
    <dc:date>2022-12-12T18:31:36.866038587</dc:date>
    <meta:editing-duration>PT1H12M21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4" meta:paragraph-count="91" meta:word-count="832" meta:character-count="4787" meta:non-whitespace-character-count="4045"/>
  </office:meta>
</office:document-meta>
</file>